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528in" style:rel-column-width="21319*"/>
    </style:style>
    <style:style style:name="Table2.B" style:family="table-column">
      <style:table-column-properties style:column-width="4.6722in" style:rel-column-width="4421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96in" style:rel-column-width="15989*"/>
    </style:style>
    <style:style style:name="Table1.B" style:family="table-column">
      <style:table-column-properties style:column-width="1.684in" style:rel-column-width="15936*"/>
    </style:style>
    <style:style style:name="Table1.C" style:family="table-column">
      <style:table-column-properties style:column-width="3.5514in" style:rel-column-width="33610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040ca" officeooo:paragraph-rsid="000040ca"/>
    </style:style>
    <style:style style:name="P2" style:family="paragraph" style:parent-style-name="Standard">
      <style:text-properties officeooo:rsid="000040ca" officeooo:paragraph-rsid="010df138"/>
    </style:style>
    <style:style style:name="P3" style:family="paragraph" style:parent-style-name="Standard">
      <style:text-properties fo:font-size="24pt" officeooo:rsid="000040ca" officeooo:paragraph-rsid="000040ca" style:font-size-asian="24pt" style:font-size-complex="24pt"/>
    </style:style>
    <style:style style:name="P4" style:family="paragraph" style:parent-style-name="Standard">
      <style:text-properties officeooo:rsid="0009b01d" officeooo:paragraph-rsid="0009b01d"/>
    </style:style>
    <style:style style:name="P5" style:family="paragraph" style:parent-style-name="Table_20_Contents">
      <style:text-properties fo:font-weight="bold" officeooo:rsid="003f7016" officeooo:paragraph-rsid="003f7016" style:font-weight-asian="bold" style:font-weight-complex="bold"/>
    </style:style>
    <style:style style:name="P6" style:family="paragraph" style:parent-style-name="Table_20_Contents">
      <style:text-properties officeooo:rsid="007afa97" officeooo:paragraph-rsid="007afa97"/>
    </style:style>
    <style:style style:name="P7" style:family="paragraph" style:parent-style-name="Table_20_Contents">
      <style:text-properties fo:color="#3465a4" loext:opacity="100%" fo:font-style="italic" officeooo:rsid="007afa97" officeooo:paragraph-rsid="007afa97" style:font-style-asian="italic" style:font-style-complex="italic"/>
    </style:style>
    <style:style style:name="P8" style:family="paragraph" style:parent-style-name="Text_20_body">
      <style:text-properties fo:color="#3465a4" loext:opacity="100%" fo:font-style="italic" officeooo:rsid="0001f9fe" officeooo:paragraph-rsid="0001f9fe" style:font-style-asian="italic" style:font-style-complex="italic"/>
    </style:style>
    <style:style style:name="P9" style:family="paragraph" style:parent-style-name="Text_20_body">
      <style:text-properties fo:color="#3465a4" loext:opacity="100%" fo:font-style="italic" officeooo:rsid="000040ca" officeooo:paragraph-rsid="000040ca" style:font-style-asian="italic" style:font-style-complex="italic"/>
    </style:style>
    <style:style style:name="P10" style:family="paragraph" style:parent-style-name="Text_20_body">
      <style:text-properties fo:color="#3465a4" loext:opacity="100%" fo:font-style="italic" officeooo:rsid="001135af" officeooo:paragraph-rsid="001135af" style:font-style-asian="italic" style:font-style-complex="italic"/>
    </style:style>
    <style:style style:name="P11" style:family="paragraph" style:parent-style-name="Text_20_body">
      <style:text-properties fo:color="#3465a4" loext:opacity="100%" fo:font-style="italic" officeooo:rsid="001135af" officeooo:paragraph-rsid="0013a61a" style:font-style-asian="italic" style:font-style-complex="italic"/>
    </style:style>
    <style:style style:name="P12" style:family="paragraph" style:parent-style-name="Text_20_body">
      <style:text-properties fo:color="#3465a4" loext:opacity="100%" fo:font-style="italic" officeooo:rsid="0018debb" officeooo:paragraph-rsid="0018debb" style:font-style-asian="italic" style:font-style-complex="italic"/>
    </style:style>
    <style:style style:name="P13" style:family="paragraph" style:parent-style-name="Text_20_body">
      <style:text-properties fo:color="#3465a4" loext:opacity="100%" fo:font-style="italic" officeooo:rsid="0018debb" officeooo:paragraph-rsid="011973db" style:font-style-asian="italic" style:font-style-complex="italic"/>
    </style:style>
    <style:style style:name="P14" style:family="paragraph" style:parent-style-name="Text_20_body">
      <style:text-properties fo:color="#3465a4" loext:opacity="100%" fo:font-style="italic" officeooo:rsid="001aca6f" officeooo:paragraph-rsid="001aca6f" style:font-style-asian="italic" style:font-style-complex="italic"/>
    </style:style>
    <style:style style:name="P15" style:family="paragraph" style:parent-style-name="Text_20_body">
      <style:text-properties fo:color="#3465a4" loext:opacity="100%" fo:font-style="italic" officeooo:rsid="001df446" officeooo:paragraph-rsid="002d2ce5" style:font-style-asian="italic" style:font-style-complex="italic"/>
    </style:style>
    <style:style style:name="P16" style:family="paragraph" style:parent-style-name="Text_20_body">
      <style:text-properties fo:color="#3465a4" loext:opacity="100%" fo:font-style="italic" officeooo:rsid="001df446" officeooo:paragraph-rsid="0026513b" style:font-style-asian="italic" style:font-style-complex="italic"/>
    </style:style>
    <style:style style:name="P17" style:family="paragraph" style:parent-style-name="Text_20_body">
      <style:text-properties fo:color="#3465a4" loext:opacity="100%" fo:font-style="italic" officeooo:rsid="001df446" officeooo:paragraph-rsid="0112deab" style:font-style-asian="italic" style:font-style-complex="italic"/>
    </style:style>
    <style:style style:name="P18" style:family="paragraph" style:parent-style-name="Text_20_body">
      <style:text-properties fo:color="#3465a4" loext:opacity="100%" fo:font-style="italic" officeooo:rsid="001df446" officeooo:paragraph-rsid="001df446" style:font-style-asian="italic" style:font-style-complex="italic"/>
    </style:style>
    <style:style style:name="P19" style:family="paragraph" style:parent-style-name="Text_20_body">
      <style:text-properties fo:color="#3465a4" loext:opacity="100%" fo:font-style="italic" officeooo:rsid="00337415" officeooo:paragraph-rsid="00337415" style:font-style-asian="italic" style:font-style-complex="italic"/>
    </style:style>
    <style:style style:name="P20" style:family="paragraph" style:parent-style-name="Text_20_body">
      <style:text-properties fo:color="#3465a4" loext:opacity="100%" fo:font-style="italic" officeooo:rsid="0033c8b7" officeooo:paragraph-rsid="0033c8b7" style:font-style-asian="italic" style:font-style-complex="italic"/>
    </style:style>
    <style:style style:name="P21" style:family="paragraph" style:parent-style-name="Text_20_body">
      <style:text-properties fo:color="#3465a4" loext:opacity="100%" fo:font-style="italic" officeooo:rsid="003483c1" officeooo:paragraph-rsid="003483c1" style:font-style-asian="italic" style:font-style-complex="italic"/>
    </style:style>
    <style:style style:name="P22" style:family="paragraph" style:parent-style-name="Text_20_body">
      <style:text-properties fo:color="#3465a4" loext:opacity="100%" fo:font-style="italic" officeooo:rsid="003d9314" officeooo:paragraph-rsid="003d9314" style:font-style-asian="italic" style:font-style-complex="italic"/>
    </style:style>
    <style:style style:name="P23" style:family="paragraph" style:parent-style-name="Text_20_body">
      <style:text-properties fo:color="#3465a4" loext:opacity="100%" fo:font-style="italic" officeooo:rsid="0040f60b" officeooo:paragraph-rsid="0040f60b" style:font-style-asian="italic" style:font-style-complex="italic"/>
    </style:style>
    <style:style style:name="P24" style:family="paragraph" style:parent-style-name="Text_20_body">
      <style:text-properties fo:color="#3465a4" loext:opacity="100%" fo:font-style="italic" officeooo:rsid="0040f60b" officeooo:paragraph-rsid="01075d79" style:font-style-asian="italic" style:font-style-complex="italic"/>
    </style:style>
    <style:style style:name="P25" style:family="paragraph" style:parent-style-name="Text_20_body">
      <style:text-properties fo:color="#3465a4" loext:opacity="100%" fo:font-style="italic" officeooo:rsid="004d2e47" officeooo:paragraph-rsid="004d2e47" style:font-style-asian="italic" style:font-style-complex="italic"/>
    </style:style>
    <style:style style:name="P26" style:family="paragraph" style:parent-style-name="Text_20_body">
      <style:text-properties fo:color="#3465a4" loext:opacity="100%" fo:font-style="italic" officeooo:paragraph-rsid="0090a755" style:font-style-asian="italic" style:font-style-complex="italic"/>
    </style:style>
    <style:style style:name="P27" style:family="paragraph" style:parent-style-name="Text_20_body">
      <style:text-properties fo:color="#3465a4" loext:opacity="100%" fo:font-style="italic" officeooo:rsid="00916cdc" officeooo:paragraph-rsid="00916cdc" style:font-style-asian="italic" style:font-style-complex="italic"/>
    </style:style>
    <style:style style:name="P28" style:family="paragraph" style:parent-style-name="Text_20_body">
      <style:text-properties fo:color="#3465a4" loext:opacity="100%" fo:font-style="italic" officeooo:rsid="003558ae" officeooo:paragraph-rsid="003558ae" style:font-style-asian="italic" style:font-style-complex="italic"/>
    </style:style>
    <style:style style:name="P29" style:family="paragraph" style:parent-style-name="Text_20_body">
      <style:text-properties fo:color="#3465a4" loext:opacity="100%" fo:font-style="italic" officeooo:rsid="0039fb76" officeooo:paragraph-rsid="0039fb76" style:font-style-asian="italic" style:font-style-complex="italic"/>
    </style:style>
    <style:style style:name="P30" style:family="paragraph" style:parent-style-name="Text_20_body">
      <style:text-properties fo:color="#3465a4" loext:opacity="100%" fo:font-style="italic" officeooo:rsid="000648fd" officeooo:paragraph-rsid="000648fd" style:font-style-asian="italic" style:font-style-complex="italic"/>
    </style:style>
    <style:style style:name="P31" style:family="paragraph" style:parent-style-name="Text_20_body">
      <style:text-properties fo:color="#3465a4" loext:opacity="100%" officeooo:rsid="00412fea" officeooo:paragraph-rsid="0042c570"/>
    </style:style>
    <style:style style:name="P32" style:family="paragraph" style:parent-style-name="Text_20_body">
      <style:text-properties fo:color="#3465a4" loext:opacity="100%" officeooo:rsid="004ec6fa" officeooo:paragraph-rsid="004ec6fa"/>
    </style:style>
    <style:style style:name="P33" style:family="paragraph" style:parent-style-name="Text_20_body">
      <style:text-properties officeooo:rsid="0001f9fe" officeooo:paragraph-rsid="0001f9fe"/>
    </style:style>
    <style:style style:name="P34" style:family="paragraph" style:parent-style-name="Text_20_body">
      <style:text-properties fo:font-style="italic" officeooo:rsid="00337415" officeooo:paragraph-rsid="00337415" style:font-style-asian="italic" style:font-style-complex="italic"/>
    </style:style>
    <style:style style:name="P35" style:family="paragraph" style:parent-style-name="Text_20_body">
      <style:text-properties fo:font-style="italic" officeooo:rsid="0039fb76" officeooo:paragraph-rsid="0039fb76" style:font-style-asian="italic" style:font-style-complex="italic"/>
    </style:style>
    <style:style style:name="P36" style:family="paragraph" style:parent-style-name="Text_20_body">
      <style:text-properties fo:font-style="italic" officeooo:rsid="003d9314" officeooo:paragraph-rsid="003d9314" style:font-style-asian="italic" style:font-style-complex="italic"/>
    </style:style>
    <style:style style:name="P37" style:family="paragraph" style:parent-style-name="Text_20_body">
      <style:text-properties fo:font-style="italic" officeooo:rsid="0040f60b" officeooo:paragraph-rsid="00412fea" style:font-style-asian="italic" style:font-style-complex="italic"/>
    </style:style>
    <style:style style:name="P38" style:family="paragraph" style:parent-style-name="Text_20_body">
      <style:text-properties fo:font-style="italic" officeooo:rsid="005afe73" officeooo:paragraph-rsid="005afe73" style:font-style-asian="italic" style:font-style-complex="italic"/>
    </style:style>
    <style:style style:name="P39" style:family="paragraph" style:parent-style-name="Text_20_body">
      <style:paragraph-properties fo:break-before="page"/>
      <style:text-properties fo:font-style="italic" style:font-style-asian="italic" style:font-style-complex="italic"/>
    </style:style>
    <style:style style:name="P40" style:family="paragraph" style:parent-style-name="Text_20_body">
      <style:text-properties fo:font-style="italic" officeooo:rsid="00bb5ae6" style:font-style-asian="italic" style:font-style-complex="italic"/>
    </style:style>
    <style:style style:name="P41" style:family="paragraph" style:parent-style-name="Text_20_body">
      <style:text-properties fo:font-style="italic" officeooo:rsid="010a5e4b" officeooo:paragraph-rsid="010a5e4b" style:font-style-asian="italic" style:font-style-complex="italic"/>
    </style:style>
    <style:style style:name="P42" style:family="paragraph" style:parent-style-name="Text_20_body">
      <style:text-properties officeooo:rsid="00412fea" officeooo:paragraph-rsid="0042c570"/>
    </style:style>
    <style:style style:name="P43" style:family="paragraph" style:parent-style-name="Text_20_body">
      <style:text-properties fo:font-style="normal" officeooo:rsid="004d2e47" officeooo:paragraph-rsid="004d2e47" style:font-style-asian="normal" style:font-style-complex="normal"/>
    </style:style>
    <style:style style:name="P44" style:family="paragraph" style:parent-style-name="Text_20_body">
      <style:text-properties fo:color="#000000" loext:opacity="100%" fo:font-style="italic" officeooo:rsid="001135af" officeooo:paragraph-rsid="0062b1e6" style:font-style-asian="italic" style:font-style-complex="italic"/>
    </style:style>
    <style:style style:name="P45" style:family="paragraph" style:parent-style-name="Text_20_body">
      <style:text-properties officeooo:rsid="0042c570" officeooo:paragraph-rsid="0042c570"/>
    </style:style>
    <style:style style:name="P46" style:family="paragraph" style:parent-style-name="Standard">
      <style:text-properties fo:color="#c9211e" loext:opacity="100%" officeooo:rsid="00d72cc6" officeooo:paragraph-rsid="000040ca"/>
    </style:style>
    <style:style style:name="P47" style:family="paragraph" style:parent-style-name="Text_20_body">
      <style:text-properties fo:color="#c9211e" loext:opacity="100%" officeooo:rsid="00dddd95" officeooo:paragraph-rsid="00db6cba"/>
    </style:style>
    <style:style style:name="P48" style:family="paragraph" style:parent-style-name="Heading_20_1">
      <style:text-properties officeooo:paragraph-rsid="000040ca"/>
    </style:style>
    <style:style style:name="P49" style:family="paragraph" style:parent-style-name="Heading_20_3">
      <style:text-properties officeooo:paragraph-rsid="011973db"/>
    </style:style>
    <style:style style:name="P50" style:family="paragraph" style:parent-style-name="Heading_20_3">
      <style:text-properties officeooo:paragraph-rsid="00d3f2de"/>
    </style:style>
    <style:style style:name="P51" style:family="paragraph" style:parent-style-name="Heading_20_3">
      <style:text-properties officeooo:paragraph-rsid="0026513b"/>
    </style:style>
    <style:style style:name="P52" style:family="paragraph" style:parent-style-name="Heading_20_3">
      <style:text-properties officeooo:paragraph-rsid="0112deab"/>
    </style:style>
    <style:style style:name="P53" style:family="paragraph" style:parent-style-name="Heading_20_3">
      <style:text-properties officeooo:paragraph-rsid="002d2ce5"/>
    </style:style>
    <style:style style:name="P54" style:family="paragraph" style:parent-style-name="Heading_20_3">
      <style:text-properties fo:font-style="normal" style:font-style-asian="normal" style:font-style-complex="normal"/>
    </style:style>
    <style:style style:name="P55" style:family="paragraph" style:parent-style-name="Heading_20_4">
      <style:text-properties officeooo:paragraph-rsid="01108d28"/>
    </style:style>
    <style:style style:name="P56" style:family="paragraph" style:parent-style-name="Heading_20_4">
      <style:text-properties officeooo:paragraph-rsid="0111c2c3"/>
    </style:style>
    <style:style style:name="P57" style:family="paragraph" style:parent-style-name="Heading_20_4">
      <style:text-properties fo:color="#000000" loext:opacity="100%" officeooo:paragraph-rsid="0062b1e6"/>
    </style:style>
    <style:style style:name="P58" style:family="paragraph" style:parent-style-name="Heading_20_4">
      <style:text-properties fo:color="#000000" loext:opacity="100%" officeooo:paragraph-rsid="011288d9"/>
    </style:style>
    <style:style style:name="P59" style:family="paragraph" style:parent-style-name="Heading_20_4">
      <style:text-properties fo:color="#000000" loext:opacity="100%" fo:font-style="italic" officeooo:rsid="001135af" officeooo:paragraph-rsid="0062b1e6" style:font-style-asian="italic" style:font-style-complex="italic"/>
    </style:style>
    <style:style style:name="P60" style:family="paragraph" style:parent-style-name="Heading_20_4">
      <style:text-properties officeooo:paragraph-rsid="01165bf4"/>
    </style:style>
    <style:style style:name="P61" style:family="paragraph" style:parent-style-name="Heading_20_4">
      <style:text-properties officeooo:paragraph-rsid="0117e879"/>
    </style:style>
    <style:style style:name="P62" style:family="paragraph" style:parent-style-name="Heading_20_4">
      <style:text-properties officeooo:paragraph-rsid="011288d9"/>
    </style:style>
    <style:style style:name="P63" style:family="paragraph" style:parent-style-name="Heading_20_4">
      <style:text-properties fo:font-style="italic" officeooo:paragraph-rsid="011d5e1e" style:font-style-asian="italic" style:font-style-complex="italic"/>
    </style:style>
    <style:style style:name="P64" style:family="paragraph" style:parent-style-name="Text_20_body" style:list-style-name="L1">
      <style:text-properties fo:font-style="italic" officeooo:rsid="00920999" officeooo:paragraph-rsid="0108f66a" style:font-style-asian="italic" style:font-style-complex="italic"/>
    </style:style>
    <style:style style:name="P65" style:family="paragraph" style:parent-style-name="Text_20_body" style:list-style-name="L1">
      <style:text-properties fo:font-style="italic" officeooo:rsid="00f0c195" officeooo:paragraph-rsid="00f0c195" style:font-style-asian="italic" style:font-style-complex="italic"/>
    </style:style>
    <style:style style:name="P66" style:family="paragraph" style:parent-style-name="Text_20_body" style:list-style-name="L1">
      <style:text-properties fo:font-style="italic" style:font-style-asian="italic" style:font-style-complex="italic"/>
    </style:style>
    <style:style style:name="P67" style:family="paragraph" style:parent-style-name="Text_20_body" style:list-style-name="L1">
      <style:text-properties fo:font-style="italic" officeooo:rsid="001fffaa" officeooo:paragraph-rsid="001fffaa" style:font-style-asian="italic" style:font-style-complex="italic"/>
    </style:style>
    <style:style style:name="P68" style:family="paragraph" style:parent-style-name="Text_20_body" style:list-style-name="L1">
      <style:text-properties fo:font-style="italic" officeooo:rsid="0108940e" officeooo:paragraph-rsid="0108940e" style:font-style-asian="italic" style:font-style-complex="italic"/>
    </style:style>
    <style:style style:name="P69" style:family="paragraph" style:parent-style-name="Text_20_body" style:list-style-name="L1">
      <style:text-properties fo:font-style="italic" officeooo:rsid="00ccfbba" officeooo:paragraph-rsid="00ccfbba" style:font-style-asian="italic" style:font-style-complex="italic"/>
    </style:style>
    <style:style style:name="P70" style:family="paragraph" style:parent-style-name="Text_20_body" style:list-style-name="L1">
      <style:text-properties fo:font-style="italic" officeooo:rsid="0024bc41" officeooo:paragraph-rsid="0024bc41" style:font-style-asian="italic" style:font-style-complex="italic"/>
    </style:style>
    <style:style style:name="P71" style:family="paragraph" style:parent-style-name="Text_20_body" style:list-style-name="L1">
      <style:text-properties fo:font-style="italic" officeooo:rsid="0045836a" officeooo:paragraph-rsid="0045836a" style:font-style-asian="italic" style:font-style-complex="italic"/>
    </style:style>
    <style:style style:name="P72" style:family="paragraph" style:parent-style-name="Text_20_body" style:list-style-name="L1">
      <style:text-properties fo:font-style="italic" officeooo:rsid="0045836a" officeooo:paragraph-rsid="00470e68" style:font-style-asian="italic" style:font-style-complex="italic"/>
    </style:style>
    <style:style style:name="P73" style:family="paragraph" style:parent-style-name="Text_20_body" style:list-style-name="L1">
      <style:text-properties fo:font-style="italic" officeooo:rsid="0054b3db" officeooo:paragraph-rsid="0054b3db" style:font-style-asian="italic" style:font-style-complex="italic"/>
    </style:style>
    <style:style style:name="P74" style:family="paragraph" style:parent-style-name="Text_20_body" style:list-style-name="L1">
      <style:text-properties fo:font-style="italic" officeooo:rsid="005568e7" officeooo:paragraph-rsid="005568e7" style:font-style-asian="italic" style:font-style-complex="italic"/>
    </style:style>
    <style:style style:name="P75" style:family="paragraph" style:parent-style-name="Text_20_body" style:list-style-name="L1">
      <style:text-properties fo:font-style="italic" officeooo:rsid="0058298d" officeooo:paragraph-rsid="0058298d" style:font-style-asian="italic" style:font-style-complex="italic"/>
    </style:style>
    <style:style style:name="P76" style:family="paragraph" style:parent-style-name="Text_20_body" style:list-style-name="L1">
      <style:text-properties fo:font-style="italic" officeooo:rsid="005ac26d" officeooo:paragraph-rsid="005ac26d" style:font-style-asian="italic" style:font-style-complex="italic"/>
    </style:style>
    <style:style style:name="P77" style:family="paragraph" style:parent-style-name="Text_20_body" style:list-style-name="L1">
      <style:text-properties fo:font-style="italic" officeooo:rsid="0076208c" officeooo:paragraph-rsid="0076208c" style:font-style-asian="italic" style:font-style-complex="italic"/>
    </style:style>
    <style:style style:name="P78" style:family="paragraph" style:parent-style-name="Text_20_body" style:list-style-name="L1">
      <style:text-properties fo:font-style="italic" officeooo:rsid="00ac6a87" officeooo:paragraph-rsid="00ac6a87" style:font-style-asian="italic" style:font-style-complex="italic"/>
    </style:style>
    <style:style style:name="P79" style:family="paragraph" style:parent-style-name="Text_20_body" style:list-style-name="L1">
      <style:text-properties fo:font-style="italic" officeooo:rsid="00c4790b" officeooo:paragraph-rsid="00c4790b" style:font-style-asian="italic" style:font-style-complex="italic"/>
    </style:style>
    <style:style style:name="P80" style:family="paragraph" style:parent-style-name="Text_20_body" style:list-style-name="L1">
      <style:text-properties fo:font-style="italic" officeooo:rsid="00ccb878" officeooo:paragraph-rsid="00ccb878" style:font-style-asian="italic" style:font-style-complex="italic"/>
    </style:style>
    <style:style style:name="P81" style:family="paragraph" style:parent-style-name="Text_20_body" style:list-style-name="L1">
      <style:text-properties fo:font-style="italic" officeooo:rsid="00d5c40f" officeooo:paragraph-rsid="00d5c40f" style:font-style-asian="italic" style:font-style-complex="italic"/>
    </style:style>
    <style:style style:name="P82" style:family="paragraph" style:parent-style-name="Text_20_body" style:list-style-name="L1">
      <style:text-properties fo:font-style="italic" officeooo:rsid="00e7848c" officeooo:paragraph-rsid="00e7848c" style:font-style-asian="italic" style:font-style-complex="italic"/>
    </style:style>
    <style:style style:name="P83" style:family="paragraph" style:parent-style-name="Text_20_body" style:list-style-name="L1">
      <style:text-properties fo:font-style="italic" fo:font-weight="bold" officeooo:rsid="0054b3db" officeooo:paragraph-rsid="0054b3db" style:font-style-asian="italic" style:font-weight-asian="bold" style:font-style-complex="italic" style:font-weight-complex="bold"/>
    </style:style>
    <style:style style:name="P84" style:family="paragraph" style:parent-style-name="Text_20_body" style:list-style-name="L1">
      <style:text-properties fo:color="#000000" loext:opacity="100%" fo:font-style="italic" officeooo:rsid="00e7848c" officeooo:paragraph-rsid="00e7848c" style:font-style-asian="italic" style:font-style-complex="italic"/>
    </style:style>
    <style:style style:name="P85" style:family="paragraph" style:parent-style-name="Text_20_body" style:list-style-name="L1">
      <style:text-properties fo:color="#000000" loext:opacity="100%" fo:font-style="italic" officeooo:rsid="00ea7c44" officeooo:paragraph-rsid="00ea7c44" style:font-style-asian="italic" style:font-style-complex="italic"/>
    </style:style>
    <style:style style:name="T1" style:family="text">
      <style:text-properties officeooo:rsid="000040ca"/>
    </style:style>
    <style:style style:name="T2" style:family="text">
      <style:text-properties style:font-name="Liberation Sans" fo:font-size="18.2000007629395pt" fo:font-weight="bold" officeooo:rsid="000040ca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648fd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20829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bc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90a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Liberation Sans" fo:font-size="14.1000003814697pt" fo:font-weight="bold" officeooo:rsid="000648fd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1135af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2d2ce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fde161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1" style:family="text">
      <style:text-properties style:font-name="Liberation Sans" fo:font-size="14.1000003814697pt" fo:font-weight="bold" officeooo:rsid="0112deab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2" style:family="text">
      <style:text-properties officeooo:rsid="0001f9fe"/>
    </style:style>
    <style:style style:name="T13" style:family="text">
      <style:text-properties officeooo:rsid="0003e129"/>
    </style:style>
    <style:style style:name="T14" style:family="text">
      <style:text-properties officeooo:rsid="00045791"/>
    </style:style>
    <style:style style:name="T15" style:family="text">
      <style:text-properties officeooo:rsid="000648fd"/>
    </style:style>
    <style:style style:name="T16" style:family="text">
      <style:text-properties officeooo:rsid="0006804f"/>
    </style:style>
    <style:style style:name="T17" style:family="text">
      <style:text-properties officeooo:rsid="0006b88b"/>
    </style:style>
    <style:style style:name="T18" style:family="text">
      <style:text-properties officeooo:rsid="0008629d"/>
    </style:style>
    <style:style style:name="T19" style:family="text">
      <style:text-properties officeooo:rsid="000932d3"/>
    </style:style>
    <style:style style:name="T20" style:family="text">
      <style:text-properties officeooo:rsid="000afe38"/>
    </style:style>
    <style:style style:name="T21" style:family="text">
      <style:text-properties officeooo:rsid="000dd980"/>
    </style:style>
    <style:style style:name="T22" style:family="text">
      <style:text-properties officeooo:rsid="000faced"/>
    </style:style>
    <style:style style:name="T23" style:family="text">
      <style:text-properties officeooo:rsid="001135af"/>
    </style:style>
    <style:style style:name="T24" style:family="text">
      <style:text-properties officeooo:rsid="00119be4"/>
    </style:style>
    <style:style style:name="T25" style:family="text">
      <style:text-properties officeooo:rsid="0012b13a"/>
    </style:style>
    <style:style style:name="T26" style:family="text">
      <style:text-properties officeooo:rsid="0013a61a"/>
    </style:style>
    <style:style style:name="T27" style:family="text">
      <style:text-properties officeooo:rsid="0014f80b"/>
    </style:style>
    <style:style style:name="T28" style:family="text">
      <style:text-properties officeooo:rsid="0017fd89"/>
    </style:style>
    <style:style style:name="T29" style:family="text">
      <style:text-properties officeooo:rsid="0018debb"/>
    </style:style>
    <style:style style:name="T30" style:family="text">
      <style:text-properties officeooo:rsid="001a0c69"/>
    </style:style>
    <style:style style:name="T31" style:family="text">
      <style:text-properties officeooo:rsid="001df446"/>
    </style:style>
    <style:style style:name="T32" style:family="text">
      <style:text-properties officeooo:rsid="001ebd96"/>
    </style:style>
    <style:style style:name="T33" style:family="text">
      <style:text-properties officeooo:rsid="00262e09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42c570" style:font-style-asian="italic" style:font-style-complex="italic"/>
    </style:style>
    <style:style style:name="T36" style:family="text">
      <style:text-properties fo:font-style="italic" officeooo:rsid="004c10e6" style:font-style-asian="italic" style:font-style-complex="italic"/>
    </style:style>
    <style:style style:name="T37" style:family="text">
      <style:text-properties fo:font-style="italic" officeooo:rsid="0053f0c7" style:font-style-asian="italic" style:font-style-complex="italic"/>
    </style:style>
    <style:style style:name="T38" style:family="text">
      <style:text-properties fo:font-style="italic" officeooo:rsid="0051dbea" style:font-style-asian="italic" style:font-style-complex="italic"/>
    </style:style>
    <style:style style:name="T39" style:family="text">
      <style:text-properties fo:font-style="italic" officeooo:rsid="004f2055" style:font-style-asian="italic" style:font-style-complex="italic"/>
    </style:style>
    <style:style style:name="T40" style:family="text">
      <style:text-properties fo:font-style="italic" officeooo:rsid="00877825" style:font-style-asian="italic" style:font-style-complex="italic"/>
    </style:style>
    <style:style style:name="T41" style:family="text">
      <style:text-properties fo:font-style="italic" officeooo:rsid="008cfaca" style:font-style-asian="italic" style:font-style-complex="italic"/>
    </style:style>
    <style:style style:name="T42" style:family="text">
      <style:text-properties fo:font-style="italic" officeooo:rsid="00994609" style:font-style-asian="italic" style:font-style-complex="italic"/>
    </style:style>
    <style:style style:name="T43" style:family="text">
      <style:text-properties fo:font-style="italic" officeooo:rsid="011d5e1e" style:font-style-asian="italic" style:font-style-complex="italic"/>
    </style:style>
    <style:style style:name="T44" style:family="text">
      <style:text-properties fo:font-style="italic" officeooo:rsid="00bb5ae6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" style:family="text">
      <style:text-properties officeooo:rsid="0028c252"/>
    </style:style>
    <style:style style:name="T47" style:family="text">
      <style:text-properties officeooo:rsid="002d2ce5"/>
    </style:style>
    <style:style style:name="T48" style:family="text">
      <style:text-properties officeooo:rsid="0030f635"/>
    </style:style>
    <style:style style:name="T49" style:family="text">
      <style:text-properties officeooo:rsid="003483c1"/>
    </style:style>
    <style:style style:name="T50" style:family="text">
      <style:text-properties officeooo:rsid="003558ae"/>
    </style:style>
    <style:style style:name="T51" style:family="text">
      <style:text-properties officeooo:rsid="00366e5a"/>
    </style:style>
    <style:style style:name="T52" style:family="text">
      <style:text-properties officeooo:rsid="0038dead"/>
    </style:style>
    <style:style style:name="T53" style:family="text">
      <style:text-properties officeooo:rsid="003945ed"/>
    </style:style>
    <style:style style:name="T54" style:family="text">
      <style:text-properties officeooo:rsid="0039fb76"/>
    </style:style>
    <style:style style:name="T55" style:family="text">
      <style:text-properties officeooo:rsid="003bce1c"/>
    </style:style>
    <style:style style:name="T56" style:family="text">
      <style:text-properties officeooo:rsid="003d9314"/>
    </style:style>
    <style:style style:name="T57" style:family="text">
      <style:text-properties officeooo:rsid="00412fea"/>
    </style:style>
    <style:style style:name="T58" style:family="text">
      <style:text-properties officeooo:rsid="0042c570"/>
    </style:style>
    <style:style style:name="T59" style:family="text">
      <style:text-properties officeooo:rsid="00470e68"/>
    </style:style>
    <style:style style:name="T60" style:family="text">
      <style:text-properties officeooo:rsid="0047a53f"/>
    </style:style>
    <style:style style:name="T61" style:family="text">
      <style:text-properties officeooo:rsid="004a7ca7"/>
    </style:style>
    <style:style style:name="T62" style:family="text">
      <style:text-properties officeooo:rsid="004d2e47"/>
    </style:style>
    <style:style style:name="T63" style:family="text">
      <style:text-properties officeooo:rsid="0053f0c7"/>
    </style:style>
    <style:style style:name="T64" style:family="text">
      <style:text-properties officeooo:rsid="0055836c"/>
    </style:style>
    <style:style style:name="T65" style:family="text">
      <style:text-properties officeooo:rsid="0056c364"/>
    </style:style>
    <style:style style:name="T66" style:family="text">
      <style:text-properties officeooo:rsid="005d6108"/>
    </style:style>
    <style:style style:name="T67" style:family="text">
      <style:text-properties officeooo:rsid="0062b1e6"/>
    </style:style>
    <style:style style:name="T68" style:family="text">
      <style:text-properties officeooo:rsid="0068e1d7"/>
    </style:style>
    <style:style style:name="T69" style:family="text">
      <style:text-properties officeooo:rsid="006b2838"/>
    </style:style>
    <style:style style:name="T70" style:family="text">
      <style:text-properties officeooo:rsid="006ca7d9"/>
    </style:style>
    <style:style style:name="T71" style:family="text">
      <style:text-properties officeooo:rsid="006d059f"/>
    </style:style>
    <style:style style:name="T72" style:family="text">
      <style:text-properties officeooo:rsid="006df672"/>
    </style:style>
    <style:style style:name="T73" style:family="text">
      <style:text-properties officeooo:rsid="006e8d71"/>
    </style:style>
    <style:style style:name="T74" style:family="text">
      <style:text-properties officeooo:rsid="00702281"/>
    </style:style>
    <style:style style:name="T75" style:family="text">
      <style:text-properties officeooo:rsid="007186db"/>
    </style:style>
    <style:style style:name="T76" style:family="text">
      <style:text-properties officeooo:rsid="0072d083"/>
    </style:style>
    <style:style style:name="T77" style:family="text">
      <style:text-properties officeooo:rsid="0073ac3f"/>
    </style:style>
    <style:style style:name="T78" style:family="text">
      <style:text-properties officeooo:rsid="0074f30e"/>
    </style:style>
    <style:style style:name="T79" style:family="text">
      <style:text-properties officeooo:rsid="007753b0"/>
    </style:style>
    <style:style style:name="T80" style:family="text">
      <style:text-properties officeooo:rsid="007afa97"/>
    </style:style>
    <style:style style:name="T81" style:family="text">
      <style:text-properties officeooo:rsid="007e6952"/>
    </style:style>
    <style:style style:name="T82" style:family="text">
      <style:text-properties officeooo:rsid="0081a815"/>
    </style:style>
    <style:style style:name="T83" style:family="text">
      <style:text-properties officeooo:rsid="0086da0d"/>
    </style:style>
    <style:style style:name="T84" style:family="text">
      <style:text-properties officeooo:rsid="00880949"/>
    </style:style>
    <style:style style:name="T85" style:family="text">
      <style:text-properties officeooo:rsid="00882878"/>
    </style:style>
    <style:style style:name="T86" style:family="text">
      <style:text-properties officeooo:rsid="008b9c60"/>
    </style:style>
    <style:style style:name="T87" style:family="text">
      <style:text-properties officeooo:rsid="008c0841"/>
    </style:style>
    <style:style style:name="T88" style:family="text">
      <style:text-properties officeooo:rsid="0090a6d7"/>
    </style:style>
    <style:style style:name="T89" style:family="text">
      <style:text-properties officeooo:rsid="0090a755"/>
    </style:style>
    <style:style style:name="T90" style:family="text">
      <style:text-properties officeooo:rsid="00940523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solid" style:text-underline-width="auto" style:text-underline-color="font-color" officeooo:rsid="00b59b52"/>
    </style:style>
    <style:style style:name="T93" style:family="text">
      <style:text-properties officeooo:rsid="0095e4f4"/>
    </style:style>
    <style:style style:name="T94" style:family="text">
      <style:text-properties officeooo:rsid="0096e007"/>
    </style:style>
    <style:style style:name="T95" style:family="text">
      <style:text-properties officeooo:rsid="00a01829"/>
    </style:style>
    <style:style style:name="T96" style:family="text">
      <style:text-properties officeooo:rsid="00a8d5ee"/>
    </style:style>
    <style:style style:name="T97" style:family="text">
      <style:text-properties fo:font-weight="bold" officeooo:rsid="00262e09" style:font-weight-asian="bold" style:font-weight-complex="bold"/>
    </style:style>
    <style:style style:name="T98" style:family="text">
      <style:text-properties officeooo:rsid="00ae915f"/>
    </style:style>
    <style:style style:name="T99" style:family="text">
      <style:text-properties officeooo:rsid="00aff004"/>
    </style:style>
    <style:style style:name="T100" style:family="text">
      <style:text-properties officeooo:rsid="00b1ba43"/>
    </style:style>
    <style:style style:name="T101" style:family="text">
      <style:text-properties officeooo:rsid="00b279ba"/>
    </style:style>
    <style:style style:name="T102" style:family="text">
      <style:text-properties officeooo:rsid="00b42c9d"/>
    </style:style>
    <style:style style:name="T103" style:family="text">
      <style:text-properties officeooo:rsid="00b46370"/>
    </style:style>
    <style:style style:name="T104" style:family="text">
      <style:text-properties fo:color="#c9211e" loext:opacity="100%" officeooo:rsid="00d3f2de"/>
    </style:style>
    <style:style style:name="T105" style:family="text">
      <style:text-properties officeooo:rsid="00b59b52"/>
    </style:style>
    <style:style style:name="T106" style:family="text">
      <style:text-properties officeooo:rsid="00b6a891"/>
    </style:style>
    <style:style style:name="T107" style:family="text">
      <style:text-properties officeooo:rsid="00b7cce5"/>
    </style:style>
    <style:style style:name="T108" style:family="text">
      <style:text-properties officeooo:rsid="00b8a772"/>
    </style:style>
    <style:style style:name="T109" style:family="text">
      <style:text-properties officeooo:rsid="00bb5ae6"/>
    </style:style>
    <style:style style:name="T110" style:family="text">
      <style:text-properties officeooo:rsid="00bfc246"/>
    </style:style>
    <style:style style:name="T111" style:family="text">
      <style:text-properties officeooo:rsid="00c1ab55"/>
    </style:style>
    <style:style style:name="T112" style:family="text">
      <style:text-properties officeooo:rsid="00ce3a32"/>
    </style:style>
    <style:style style:name="T113" style:family="text">
      <style:text-properties officeooo:rsid="00ce4e78"/>
    </style:style>
    <style:style style:name="T114" style:family="text">
      <style:text-properties officeooo:rsid="00d195ba"/>
    </style:style>
    <style:style style:name="T115" style:family="text">
      <style:text-properties officeooo:rsid="00d3f2de"/>
    </style:style>
    <style:style style:name="T116" style:family="text">
      <style:text-properties officeooo:rsid="00d6335e"/>
    </style:style>
    <style:style style:name="T117" style:family="text">
      <style:text-properties officeooo:rsid="00dffd62"/>
    </style:style>
    <style:style style:name="T118" style:family="text">
      <style:text-properties officeooo:rsid="00e05a1a"/>
    </style:style>
    <style:style style:name="T119" style:family="text">
      <style:text-properties officeooo:rsid="00e44fd2"/>
    </style:style>
    <style:style style:name="T120" style:family="text">
      <style:text-properties officeooo:rsid="00e5280f"/>
    </style:style>
    <style:style style:name="T121" style:family="text">
      <style:text-properties officeooo:rsid="00e616f3"/>
    </style:style>
    <style:style style:name="T122" style:family="text">
      <style:text-properties fo:color="#000000" loext:opacity="100%"/>
    </style:style>
    <style:style style:name="T123" style:family="text">
      <style:text-properties fo:color="#000000" loext:opacity="100%" officeooo:rsid="0039fb76"/>
    </style:style>
    <style:style style:name="T124" style:family="text">
      <style:text-properties fo:color="#000000" loext:opacity="100%" officeooo:rsid="003bce1c"/>
    </style:style>
    <style:style style:name="T125" style:family="text">
      <style:text-properties officeooo:rsid="0040f60b"/>
    </style:style>
    <style:style style:name="T126" style:family="text">
      <style:text-properties officeooo:rsid="00e8d77f"/>
    </style:style>
    <style:style style:name="T127" style:family="text">
      <style:text-properties officeooo:rsid="004ec6fa"/>
    </style:style>
    <style:style style:name="T128" style:family="text">
      <style:text-properties officeooo:rsid="00ed5930"/>
    </style:style>
    <style:style style:name="T129" style:family="text">
      <style:text-properties officeooo:rsid="00ed6e58"/>
    </style:style>
    <style:style style:name="T130" style:family="text">
      <style:text-properties officeooo:rsid="00ef1181"/>
    </style:style>
    <style:style style:name="T131" style:family="text">
      <style:text-properties officeooo:rsid="00f24046"/>
    </style:style>
    <style:style style:name="T132" style:family="text">
      <style:text-properties officeooo:rsid="00fc086a"/>
    </style:style>
    <style:style style:name="T133" style:family="text">
      <style:text-properties officeooo:rsid="00fde161"/>
    </style:style>
    <style:style style:name="T134" style:family="text">
      <style:text-properties officeooo:rsid="01034990"/>
    </style:style>
    <style:style style:name="T135" style:family="text">
      <style:text-properties officeooo:rsid="010743ec"/>
    </style:style>
    <style:style style:name="T136" style:family="text">
      <style:text-properties officeooo:rsid="01075d79"/>
    </style:style>
    <style:style style:name="T137" style:family="text">
      <style:text-properties officeooo:rsid="010df138"/>
    </style:style>
    <style:style style:name="T138" style:family="text">
      <style:text-properties officeooo:rsid="01108d28"/>
    </style:style>
    <style:style style:name="T139" style:family="text">
      <style:text-properties officeooo:rsid="0111c2c3"/>
    </style:style>
    <style:style style:name="T140" style:family="text">
      <style:text-properties officeooo:rsid="011288d9"/>
    </style:style>
    <style:style style:name="T141" style:family="text">
      <style:text-properties officeooo:rsid="0112deab"/>
    </style:style>
    <style:style style:name="T142" style:family="text">
      <style:text-properties officeooo:rsid="011973db"/>
    </style:style>
    <style:style style:name="T143" style:family="text">
      <style:text-properties officeooo:rsid="011a64e8"/>
    </style:style>
    <style:style style:name="T144" style:family="text">
      <style:text-properties officeooo:rsid="011bab3d"/>
    </style:style>
    <style:style style:name="T145" style:family="text">
      <style:text-properties officeooo:rsid="011d5e1e"/>
    </style:style>
    <style:style style:name="T146" style:family="text">
      <style:text-properties officeooo:rsid="011e8910"/>
    </style:style>
    <style:style style:name="T147" style:family="text">
      <style:text-properties officeooo:rsid="011feda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grammentwurf<text:span text:style-name="T110"> – </text:span><text:span text:style-name="T137">3er Gruppe</text:span></text:p>
      <text:p text:style-name="P3">[Bezeichung]</text:p>
      <text:p text:style-name="P1"/>
      <text:p text:style-name="P1">Name: [Name, Vorname]<text:line-break/>Martrikelnummer: [MNR]</text:p>
      <text:p text:style-name="P1"/>
      <text:p text:style-name="P2">Name: [Name, Vorname]<text:line-break/>Martrikelnummer: [MNR]</text:p>
      <text:p text:style-name="P2"/>
      <text:p text:style-name="P2">Name: [Name, Vorname]<text:line-break/>Martrikelnummer: [MNR]</text:p>
      <text:p text:style-name="P1"/>
      <text:p text:style-name="P4">Abgabedatum: [DATUM]</text:p>
      <text:p text:style-name="P46"/>
      <text:p text:style-name="P47"/>
      <text:p text:style-name="P39">Allgemeine Anmerkungen: </text:p>
      <text:list text:style-name="L1">
        <text:list-item>
          <text:p text:style-name="P64">Gesamt-Punktzahl: 60P <text:span text:style-name="T114">(</text:span>zum Bestehen mit 4,0 werden 30P benötigt<text:span text:style-name="T114">)</text:span></text:p>
        </text:list-item>
        <text:list-item>
          <text:p text:style-name="P65">die Aufgabenbeschreibung (der blaue Text) und die mögliche Punktanzahl muss im Dokument erhalten bleiben</text:p>
        </text:list-item>
        <text:list-item>
          <text:p text:style-name="P66">es darf nicht auf andere Kap<text:span text:style-name="T31">itel als </text:span><text:span text:style-name="T90">alleiniger </text:span><text:span text:style-name="T31">Leistungsnachweis verwiesen werden (z.B. in der Form “XY wurde schon in Kapitel 2 behandelt, </text:span><text:span text:style-name="T32">daher hier keine Ausführung</text:span><text:span text:style-name="T31">”)</text:span></text:p>
        </text:list-item>
        <text:list-item>
          <text:p text:style-name="P67">alles muss in UTF-8 codiert sein (Text und Code)</text:p>
        </text:list-item>
        <text:list-item>
          <text:p text:style-name="P68">das Dokument muss als PDF abgegeben werden</text:p>
        </text:list-item>
        <text:list-item>
          <text:p text:style-name="P69">es gibt keine mündlichen Nebenabreden / Ausnahmen – alles muss so bearbeitet werden, wie es schriftlich gefordert ist</text:p>
        </text:list-item>
        <text:list-item>
          <text:p text:style-name="P70">alles muss ins Repository (Code, Ausarbeitung und alles was damit zusammenhängt)</text:p>
        </text:list-item>
        <text:list-item>
          <text:p text:style-name="P71">die Beispiele sollten wenn möglich vom aktuellen Stand genommen werden</text:p>
          <text:list>
            <text:list-item>
              <text:p text:style-name="P72">finden sich dort keine entsprechenden Beispiele, dürfen auch ältere Commits unter Verweis auf den Commit verwendet werden</text:p>
            </text:list-item>
            <text:list-item>
              <text:p text:style-name="P72"><text:span text:style-name="T59">Ausnahme: beim Kapitel “Refactoring” darf von vorne herein aus allen Ständen frei gewählt werden </text:span><text:span text:style-name="T60">(mit Verweis auf den </text:span><text:span text:style-name="T61">entsprechenden</text:span><text:span text:style-name="T60"> Commit)</text:span></text:p>
            </text:list-item>
          </text:list>
        </text:list-item>
        <text:list-item>
          <text:p text:style-name="P73">falls verlangte Negativ-Beispiele nicht vorhanden sind, müssen entsprechend mehr Positiv-Beispiele gebracht werden</text:p>
          <text:list>
            <text:list-item>
              <text:p text:style-name="P83">Achtung: werden im Code entsprechende Negativ-Beispiele gefunden, <text:span text:style-name="T64">gibt es keine Punkte für die zusätzlichen Positiv-Beispiele </text:span><text:span text:style-name="T119">sondern 0,5P Abzug für das fehlende Negativ-Beispiel</text:span></text:p>
            </text:list-item>
            <text:list-item>
              <text:p text:style-name="P74">Beispiel</text:p>
              <text:list>
                <text:list-item>
                  <text:p text:style-name="P74">“Nennen Sie jeweils eine Klasse, die das SRP einhält bzw. <text:span text:style-name="T95">v</text:span>erletzt.” <text:span text:style-name="T65">(2P)</text:span></text:p>
                  <text:list>
                    <text:list-item>
                      <text:p text:style-name="P74">Antwort: Es gibt keine Klasse, die SRP verletzt, daher hier 2 Klassen, die SRP einhalten: [Klasse 1], [Klasse 2]</text:p>
                    </text:list-item>
                    <text:list-item>
                      <text:p text:style-name="P75">Bewertung: falls im Code tatsächlich keine Klasse das SRP verletzt: 2P <text:s/>ODER falls im Code mind. eine Klasse SRP verletzt: 1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verlangte Positiv-Beispiele müssen gebracht werden – <text:span text:style-name="T130">im Zweifel müssen sie extra für die Lösung der Aufgabe implementiert werden</text:span></text:p>
        </text:list-item>
        <text:list-item>
          <text:p text:style-name="P77">Code-Beispiel = Code in das Dokument kopieren <text:span text:style-name="T112">(inkl. Syntax-Highlighting)</text:span></text:p>
        </text:list-item>
        <text:list-item>
          <text:p text:style-name="P78">falls Bezug auf den Code genommen wird: entsprechende Code-Teile in das Dokument kopieren <text:span text:style-name="T113">(inkl Syntax-Highlighting)</text:span></text:p>
        </text:list-item>
        <text:list-item>
          <text:p text:style-name="P79">bei UML-Diagrammen immer die öffentlichen Methoden und Felder angegeben – private Methoden/Felder nur angeben, wenn sie zur Klärung beitragen</text:p>
        </text:list-item>
        <text:list-item>
          <text:p text:style-name="P80"><text:soft-page-break/>bei UML-Diagrammen immer unaufgefordert die zusammenspielenden Klassen ergänzen, falls diese Teil der Aufgabe sind</text:p>
        </text:list-item>
        <text:list-item>
          <text:p text:style-name="P81">Klassennamen/Variablennamen/etc im Dokument so benennen, wie sie im Code benannt sind (z.B. im Dokument nicht anfangen, englische <text:span text:style-name="T116">Klassennamen</text:span> zu übersetzen)</text:p>
        </text:list-item>
        <text:list-item>
          <text:p text:style-name="P82">die Aufgaben sind von vorne herein bekannt und müssen wie gefordert gelöst werden – <text:span text:style-name="T128">z.B. ist es k</text:span>eine Lösung <text:span text:style-name="T128">zu </text:span>schreiben, dass es das nicht im Code gibt </text:p>
          <text:list>
            <text:list-item>
              <text:p text:style-name="P82">Beispiel 1</text:p>
              <text:list>
                <text:list-item>
                  <text:p text:style-name="P82">Aufgabe: <text:span text:style-name="T122"><text:s/></text:span><text:span text:style-name="T123">Analyse und Begründung des Einsatzes von 2 </text:span><text:span text:style-name="T124">Fake/Mock-Objekten</text:span></text:p>
                </text:list-item>
                <text:list-item>
                  <text:p text:style-name="P84"><text:span text:style-name="T55">A</text:span>ntwort: Es wurden keine Fake/Mock-Objekte gebraucht.</text:p>
                </text:list-item>
                <text:list-item>
                  <text:p text:style-name="P84">Punkte: 0<text:span text:style-name="T126">P</text:span></text:p>
                </text:list-item>
              </text:list>
            </text:list-item>
            <text:list-item>
              <text:p text:style-name="P84">Beispiel 2</text:p>
              <text:list>
                <text:list-item>
                  <text:p text:style-name="P84">Aufgabe: <text:s/><text:span text:style-name="T125">UML, Beschreibung und Begründung des Einsatzes eines Repositories</text:span></text:p>
                </text:list-item>
                <text:list-item>
                  <text:p text:style-name="P84">Antwort: Die Applikation enthält kein Repository</text:p>
                </text:list-item>
                <text:list-item>
                  <text:p text:style-name="P84">Punkte</text:p>
                  <text:list>
                    <text:list-item>
                      <text:p text:style-name="P84">falls (was quasi nie vorkommt) die Fachlichkeit tatsächlich kein Repository hergibt: volle Punktzahl</text:p>
                    </text:list-item>
                    <text:list-item>
                      <text:p text:style-name="P84">falls die Fachlichkeit in irgendeiner Form ein Repository hergibt (auch wenn es nicht implementiert wurde): 0P</text:p>
                    </text:list-item>
                  </text:list>
                </text:list-item>
              </text:list>
            </text:list-item>
            <text:list-item>
              <text:p text:style-name="P85">Beispiel 3</text:p>
              <text:list>
                <text:list-item>
                  <text:p text:style-name="P85">Aufgabe: <text:s/>UML von <text:span text:style-name="T127">2 </text:span>implementierte<text:span text:style-name="T127"> unterschiedliche Entwurfsmuster aus der Vorlesung</text:span></text:p>
                </text:list-item>
                <text:list-item>
                  <text:p text:style-name="P85">Antwort: <text:s/>es <text:span text:style-name="T129">wurden keine Entwurfsmuster gebraucht/implementiert</text:span></text:p>
                </text:list-item>
                <text:list-item>
                  <text:p text:style-name="P85">Punkt: <text:span text:style-name="T129">0P</text:span></text:p>
                </text:list-item>
              </text:list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h text:style-name="P48" text:outline-level="1"><text:soft-page-break/>Kapitel 1: <text:span text:style-name="T6">Einführung</text:span> <text:s/><text:span text:style-name="T1">(</text:span><text:span text:style-name="T89">4</text:span><text:span text:style-name="T1">P)</text:span></text:h>
      <text:h text:style-name="Heading_20_3" text:outline-level="3">Übersicht über die Applikation (1P)</text:h>
      <text:p text:style-name="P26"><text:span text:style-name="T1">[Was macht die Applikation? Wie funktioniert sie? Welches Problem löst sie/welchen Zweck hat sie?</text:span><text:span text:style-name="T89">]</text:span></text:p>
      <text:h text:style-name="Heading_20_3" text:outline-level="3"><text:span text:style-name="T99">Starten der </text:span><text:span text:style-name="T100">Applikation</text:span> (1P)</text:h>
      <text:p text:style-name="P26"><text:span text:style-name="T89">[</text:span><text:span text:style-name="T16">Wie startet man </text:span><text:span text:style-name="T89">die Applikation</text:span><text:span text:style-name="T16">? </text:span><text:span text:style-name="T89">Was für Voraussetzungen werden benötigt? Schritt-für-Schritt-Anleitung</text:span><text:span text:style-name="T1">]</text:span></text:p>
      <text:h text:style-name="Heading_20_3" text:outline-level="3">Technischer Überblick (2P)</text:h>
      <text:p text:style-name="P27">[Nennung und Erläuterung der Technologien (z.B. Java, MySQL, …), jeweils Begründung für den Einsatz der Technologien]</text:p>
      <text:p text:style-name="P27"/>
      <text:h text:style-name="Heading_20_1" text:outline-level="1">Kapitel 2: <text:span text:style-name="T1">Clean </text:span>Archite<text:span text:style-name="T2">cture </text:span><text:span text:style-name="T3">(</text:span><text:span text:style-name="T5">8</text:span><text:span text:style-name="T3">P)</text:span></text:h>
      <text:h text:style-name="Heading_20_3" text:outline-level="3">Was ist Clean Architecture? (<text:span text:style-name="T15">1</text:span>P)</text:h>
      <text:p text:style-name="P9">[allgemeine Beschreibung <text:span text:style-name="T21">der Clean Architecture</text:span> in eigenen Worten]</text:p>
      <text:h text:style-name="Heading_20_3" text:outline-level="3">Analyse <text:span text:style-name="T15">der Dependency Rule (</text:span><text:span text:style-name="T101">3</text:span><text:span text:style-name="T15">P)</text:span></text:h>
      <text:p text:style-name="P30">[1 Klasse, die die Dependency Rule einhält <text:span text:style-name="T17">und </text:span><text:span text:style-name="T95">1</text:span><text:span text:style-name="T17"> Klasse, die die Dependency Rule verletzt; <text:s text:c="2"/>jeweils UML</text:span><text:span text:style-name="T117"> </text:span><text:span text:style-name="T111">(</text:span><text:span text:style-name="T117">mind. die betreffende Klasse </text:span><text:span text:style-name="T111">inkl. der Klassen, die von ihr abhängen bzw. von der sie abhängt)</text:span><text:span text:style-name="T17"> </text:span><text:span text:style-name="T18">und Analyse der Abhängigkeiten </text:span><text:span text:style-name="T20">in beide Richtungen (d.h., von wem hängt die Klasse ab und wer hängt von der Klasse ab)</text:span><text:span text:style-name="T18"> </text:span><text:span text:style-name="T19">in Bezug auf die Dependency Rule</text:span>]</text:p>
      <text:h text:style-name="Heading_20_4" text:outline-level="4">Positiv-Beispiel <text:span text:style-name="T138">1</text:span>: Dependency Rule</text:h>
      <text:h text:style-name="P55" text:outline-level="4">Positiv-Beispiel <text:span text:style-name="T138">2</text:span>: Dependency Rule</text:h>
      <text:h text:style-name="P56" text:outline-level="4">Positiv-Beispiel <text:span text:style-name="T139">3</text:span>: Dependency Rule</text:h>
      <text:h text:style-name="Heading_20_4" text:outline-level="4">Negativ-Beispiel: Dependency Rule</text:h>
      <text:h text:style-name="Heading_20_3" text:outline-level="3"><text:span text:style-name="T7">Analyse der Schichten</text:span><text:span text:style-name="T12"> (</text:span><text:span text:style-name="T101">4</text:span><text:span text:style-name="T12">P)</text:span></text:h>
      <text:p text:style-name="P8">[jeweils 1 Klasse zu <text:span text:style-name="T13">2</text:span> unterschiedlichen Schichten der Clean-Architecture: <text:span text:style-name="T15">j</text:span>eweils UML <text:span text:style-name="T13">(</text:span><text:span text:style-name="T118">mind. betreffende Klasse und </text:span><text:span text:style-name="T13">ggf. auch zusammenspielende</text:span><text:span text:style-name="T14">n</text:span><text:span text:style-name="T13"> Klassen)</text:span>, Beschreibung der Aufgabe, Einordnung mit Begründung in die Clean-Architecture]</text:p>
      <text:h text:style-name="Heading_20_4" text:outline-level="4">Schicht: [Name]</text:h>
      <text:h text:style-name="Heading_20_4" text:outline-level="4"><text:soft-page-break/>Schicht: [Name]</text:h>
      <text:p text:style-name="P38"/>
      <text:p text:style-name="P33"/>
      <text:h text:style-name="Heading_20_1" text:outline-level="1">Kapitel 3: <text:span text:style-name="T22">SOLID</text:span> <text:span text:style-name="T22">(</text:span><text:span text:style-name="T67">8</text:span><text:span text:style-name="T22">P)</text:span></text:h>
      <text:h text:style-name="Heading_20_3" text:outline-level="3">Analyse <text:span text:style-name="T8">SRP</text:span> (<text:span text:style-name="T72">3</text:span>P)</text:h>
      <text:p text:style-name="P10">[<text:span text:style-name="T143">zwei </text:span><text:span text:style-name="T25">Klasse</text:span><text:span text:style-name="T143">n</text:span><text:span text:style-name="T25"> als</text:span> positives <text:span text:style-name="T143">Beispiel </text:span>und <text:span text:style-name="T143">eine Klasse als</text:span> negatives Beispiel für SRP<text:span text:style-name="T24">; <text:s/></text:span><text:span text:style-name="T25">jeweils UML </text:span><text:span text:style-name="T26">und Beschreibung der Aufgabe </text:span><text:span text:style-name="T69">bzw. der Aufgaben und </text:span><text:span text:style-name="T70">möglicher </text:span><text:span text:style-name="T69">Lösungsweg </text:span><text:span text:style-name="T71">des Negativ-Beispiels</text:span><text:span text:style-name="T69"> (inkl. UML)</text:span>]</text:p>
      <text:h text:style-name="Heading_20_4" text:outline-level="4">Positiv-Beispiel <text:span text:style-name="T139">1</text:span></text:h>
      <text:h text:style-name="P56" text:outline-level="4">Positiv-Beispiel <text:span text:style-name="T139">2</text:span></text:h>
      <text:h text:style-name="Heading_20_4" text:outline-level="4">Negativ-Beispiel</text:h>
      <text:p text:style-name="Text_20_body"/>
      <text:h text:style-name="Heading_20_3" text:outline-level="3">Analyse OCP (<text:span text:style-name="T68">3</text:span>P)</text:h>
      <text:p text:style-name="P11">[<text:span text:style-name="T144">zwei</text:span><text:span text:style-name="T25"> Klasse</text:span><text:span text:style-name="T144">n</text:span><text:span text:style-name="T25"> als</text:span> positives <text:span text:style-name="T144">Beispiel</text:span> und <text:span text:style-name="T144">eine Klasse als </text:span>negatives Beispiel für <text:span text:style-name="T29">OCP</text:span><text:span text:style-name="T24">; <text:s/></text:span><text:span text:style-name="T25">jeweils UML </text:span><text:span text:style-name="T26">und Analyse mit Begründung, warum das OCP erfüllt/nicht erfüllt wurde – </text:span><text:span text:style-name="T27">falls erfüllt: warum hier sinnvoll/</text:span><text:span text:style-name="T28">welches Problem gab es</text:span><text:span text:style-name="T27">? Falls nicht erfüllt: wie könnte man es lösen (inkl. UML)?</text:span>]</text:p>
      <text:h text:style-name="P57" text:outline-level="4">Positiv-Beispiel <text:span text:style-name="T140">1</text:span></text:h>
      <text:h text:style-name="P58" text:outline-level="4"><text:span text:style-name="T140">Positiv-Beispiel 2</text:span></text:h>
      <text:h text:style-name="P59" text:outline-level="4">Negativ-Beispiel</text:h>
      <text:p text:style-name="P44"/>
      <text:h text:style-name="Heading_20_3" text:outline-level="3">Analyse <text:span text:style-name="T67">[</text:span>LSP/ISP<text:span text:style-name="T67">]</text:span> (<text:span text:style-name="T142">1</text:span>P)</text:h>
      <text:p text:style-name="P12">[<text:span text:style-name="T66">j</text:span><text:span text:style-name="T23">eweils ein</text:span><text:span text:style-name="T25">e Klasse als</text:span><text:span text:style-name="T23"> positives und negatives Beispiel für </text:span>entweder LSP <text:span text:style-name="T91">oder</text:span> ISP<text:span text:style-name="T24">; <text:s/></text:span>jeweils UML und Begründung, warum hier<text:span text:style-name="T30"> </text:span>das Prinzip erfüllt/nicht erfüllt <text:span text:style-name="T30">wird; </text:span><text:span text:style-name="T96">beim Negativ-Beispiel UML einer möglichen Lösung hinzufügen</text:span>]</text:p>
      <text:p text:style-name="P14">[Anm.: es darf nur ein Prinzip ausgewählt werden; es darf NICHT z.B. ein positives Beispiel für LSP und ein negatives Beispiel für ISP genommen werden]</text:p>
      <text:h text:style-name="P60" text:outline-level="4">Positiv-Beispiel</text:h>
      <text:h text:style-name="P61" text:outline-level="4">Negativ-Beispiel</text:h>
      <text:h text:style-name="P49" text:outline-level="3"><text:soft-page-break/>Analyse <text:span text:style-name="T67">[</text:span><text:span text:style-name="T142">DIP</text:span><text:span text:style-name="T67">]</text:span> (<text:span text:style-name="T142">1</text:span>P)</text:h>
      <text:p text:style-name="P13">[<text:span text:style-name="T66">j</text:span><text:span text:style-name="T23">eweils ein</text:span><text:span text:style-name="T25">e Klasse als</text:span><text:span text:style-name="T23"> positives und negatives Beispiel für </text:span><text:span text:style-name="T142">DIP</text:span><text:span text:style-name="T24">; <text:s/></text:span>jeweils UML und Begründung, warum hier<text:span text:style-name="T30"> </text:span>das Prinzip erfüllt/nicht erfüllt <text:span text:style-name="T30">wird; </text:span><text:span text:style-name="T96">beim Negativ-Beispiel UML einer möglichen Lösung hinzufügen</text:span>]</text:p>
      <text:h text:style-name="P62" text:outline-level="4">Positiv-Beispiel</text:h>
      <text:h text:style-name="Heading_20_4" text:outline-level="4">Negativ-Beispiel</text:h>
      <text:p text:style-name="Text_20_body"/>
      <text:h text:style-name="Heading_20_1" text:outline-level="1">Kapitel 4: Weitere Prinzipien (<text:span text:style-name="T73">8</text:span>P)</text:h>
      <text:h text:style-name="P50" text:outline-level="3">Analyse GRASP: <text:span text:style-name="T33">Geringe </text:span>Kopplung (<text:span text:style-name="T132">3</text:span>P)<text:span text:style-name="T104"> <text:s/></text:span><text:span text:style-name="T115"><text:s text:c="2"/></text:span></text:h>
      <text:p text:style-name="P18">[<text:span text:style-name="T33">eine </text:span><text:span text:style-name="T97">bis jetzt noch nicht behandelte</text:span><text:span text:style-name="T33"> Klasse als positives Beispiel geringer Kopplung; UML mit zusammenspielenden Klassen, Aufgabenbeschreibung </text:span><text:span text:style-name="T93">der Klasse</text:span><text:span text:style-name="T33"> und Begründung, </text:span><text:span text:style-name="T93">warum hier eine </text:span><text:span text:style-name="T33">geringe Kopplung </text:span><text:span text:style-name="T93">vorliegt</text:span>]</text:p>
      <text:h text:style-name="P51" text:outline-level="3">Analyse GRASP: <text:span text:style-name="T10">Polymorphismus</text:span> (<text:span text:style-name="T141">1,5</text:span>P) <text:s/></text:h>
      <text:p text:style-name="P16">[<text:span text:style-name="T33">eine Klasse als positives Beispiel </text:span><text:span text:style-name="T133">entweder von Polymorphismus oder von Pure Fabrication</text:span><text:span text:style-name="T33">; UML Diagramm </text:span><text:span text:style-name="T46">und Begründung, </text:span><text:span text:style-name="T135">warum es hier zum Einsatz kommt</text:span>]</text:p>
      <text:h text:style-name="P52" text:outline-level="3">Analyse GRASP: <text:span text:style-name="T11">Pure Fabrication</text:span> (<text:span text:style-name="T141">1,5</text:span>P) <text:s/></text:h>
      <text:p text:style-name="P17">[<text:span text:style-name="T33">eine Klasse als positives Beispiel </text:span><text:span text:style-name="T133">entweder von Polymorphismus oder von Pure Fabrication</text:span><text:span text:style-name="T33">; UML Diagramm </text:span><text:span text:style-name="T46">und Begründung, </text:span><text:span text:style-name="T135">warum es hier zum Einsatz kommt</text:span>]</text:p>
      <text:h text:style-name="P53" text:outline-level="3"><text:span text:style-name="T9">DRY</text:span> (<text:span text:style-name="T134">2</text:span>P)</text:h>
      <text:p text:style-name="P15">[<text:span text:style-name="T47">ein Commit angeben, bei dem duplizierter Code/duplizierte Logik aufgelöst wurde; Code-</text:span><text:span text:style-name="T74">Beispiele </text:span><text:span text:style-name="T75">(vorher/nachher) </text:span><text:span text:style-name="T102">einfü</text:span><text:span text:style-name="T103">gen</text:span><text:span text:style-name="T75">;</text:span><text:span text:style-name="T76"> </text:span><text:span text:style-name="T78">begründen</text:span><text:span text:style-name="T76"> </text:span><text:span text:style-name="T77">und Auswirkung beschreiben – </text:span><text:span text:style-name="T98">ggf. UML zum Verständnis ergänzen</text:span>]</text:p>
      <text:h text:style-name="Heading_20_1" text:outline-level="1"/>
      <text:h text:style-name="Heading_20_1" text:outline-level="1">Kapitel <text:span text:style-name="T48">5</text:span>: <text:span text:style-name="T4">Unit Tests</text:span> (<text:span text:style-name="T79">8</text:span>P)</text:h>
      <text:h text:style-name="Heading_20_3" text:outline-level="3">10 Unit Tests (<text:span text:style-name="T79">2</text:span>P)</text:h>
      <text:p text:style-name="P19">[<text:span text:style-name="T80">Nennung von 10 Unit-Tests und Beschreibung, was getestet wird</text:span>]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it Test</text:p>
          </table:table-cell>
          <table:table-cell table:style-name="Table2.B1" office:value-type="string">
            <text:p text:style-name="P6">Beschreibung</text:p>
          </table:table-cell>
        </table:table-row>
        <table:table-row>
          <table:table-cell table:style-name="Table2.A2" office:value-type="string">
            <text:p text:style-name="P7">Klasse#Methode</text:p>
          </table:table-cell>
          <table:table-cell table:style-name="Table2.B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4"/>
      <text:h text:style-name="Heading_20_3" text:outline-level="3">ATRIP: <text:span text:style-name="T49">Automatic</text:span> (<text:span text:style-name="T50">1</text:span>P)</text:h>
      <text:p text:style-name="P20">[<text:span text:style-name="T49">Begründung/Erläuterung, wie ‘Automatic’ realisiert wurde]</text:span></text:p>
      <text:h text:style-name="Heading_20_3" text:outline-level="3">ATRIP: Thorough (<text:span text:style-name="T82">1</text:span>P)</text:h>
      <text:p text:style-name="P21">[Code Coverage <text:span text:style-name="T52">im Projekt </text:span>analysieren und begründen]</text:p>
      <text:h text:style-name="Heading_20_3" text:outline-level="3">ATRIP: P<text:span text:style-name="T51">rofessional</text:span> (1P)</text:h>
      <text:p text:style-name="P28">[<text:span text:style-name="T53">1</text:span><text:span text:style-name="T51"> positv</text:span><text:span text:style-name="T94">es</text:span><text:span text:style-name="T51"> Beispiel zu ‘Professional’; </text:span><text:span text:style-name="T81">Code-Beispiel</text:span><text:span text:style-name="T51">, Analyse und Begründung, was professionell </text:span><text:span text:style-name="T131">ist</text:span>]</text:p>
      <text:h text:style-name="Heading_20_3" text:outline-level="3">Fake<text:span text:style-name="T54">s</text:span> und Mocks (<text:span text:style-name="T79">3</text:span>P)</text:h>
      <text:p text:style-name="P29">[Analyse und Begründung des Einsatzes von 2 <text:span text:style-name="T55">Fake/Mock-Objekten </text:span><text:span text:style-name="T105">(</text:span><text:span text:style-name="T106">die Fake/Mocks </text:span><text:span text:style-name="T120">sind </text:span><text:span text:style-name="T92">ohne</text:span><text:span text:style-name="T105"> Dritthersteller-Bibliothek/Framework </text:span><text:span text:style-name="T121">zu </text:span><text:span text:style-name="T106">impl</text:span><text:span text:style-name="T107">ementieren</text:span><text:span text:style-name="T105">)</text:span><text:span text:style-name="T55">; zusätzlich jeweils UML Diagramm </text:span><text:span text:style-name="T108">mit Beziehungen zwischen Mock, zu mockender Klasse und Aufrufer des Mocks</text:span>]</text:p>
      <text:p text:style-name="P35"/>
      <text:h text:style-name="Heading_20_1" text:outline-level="1">Kapitel 6: <text:span text:style-name="T56">Domain Driven Design (</text:span><text:span text:style-name="T88">8</text:span><text:span text:style-name="T56">P)</text:span></text:h>
      <text:h text:style-name="Heading_20_3" text:outline-level="3">Ubiquitous Language (<text:span text:style-name="T56">2</text:span>P)</text:h>
      <text:p text:style-name="P22">[4 Beispiele für die Ubiquitous Language; jeweils Bezeichung, Bedeutung und kurze Begründung, warum es zur Ubiquitous Language gehört]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Bezeichung</text:p>
          </table:table-cell>
          <table:table-cell table:style-name="Table1.A1" office:value-type="string">
            <text:p text:style-name="P5">Bedeutung</text:p>
          </table:table-cell>
          <table:table-cell table:style-name="Table1.A1" office:value-type="string">
            <text:p text:style-name="P5">Begründung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6"/>
      <text:h text:style-name="Heading_20_3" text:outline-level="3"><text:soft-page-break/>Repositories (1,<text:span text:style-name="T83">5</text:span>P)</text:h>
      <text:p text:style-name="P23">[UML, Beschreibung und Begründung des Einsatzes eines Repositories; falls kein Repository vorhanden: ausführliche Begründung, warum es keines geben kann/<text:span text:style-name="T57">hier nicht sinnvoll ist – </text:span><text:span text:style-name="T136">NICHT, warum es nicht implementiert wurde</text:span>]</text:p>
      <text:h text:style-name="Heading_20_3" text:outline-level="3">Aggregates (1,<text:span text:style-name="T83">5</text:span>P)</text:h>
      <text:p text:style-name="P24">[UML, Beschreibung und Begründung des Einsatzes eines <text:span text:style-name="T57">Aggregates</text:span>; falls kein <text:span text:style-name="T57">Aggregate</text:span> vorhanden: ausführliche Begründung, warum es keines geben kann/<text:span text:style-name="T57">hier nicht sinnvoll ist– </text:span><text:span text:style-name="T136">NICHT, warum es nicht implementiert wurde</text:span>]</text:p>
      <text:h text:style-name="Heading_20_3" text:outline-level="3">Entities (1,<text:span text:style-name="T83">5</text:span>P)</text:h>
      <text:p text:style-name="P24">[UML, Beschreibung und Begründung des Einsatzes eine<text:span text:style-name="T57">r Entity</text:span>; falls kein<text:span text:style-name="T57">e Entity</text:span> vorhanden: ausführliche Begründung, warum es keine geben kann/<text:span text:style-name="T57">hier nicht sinnvoll ist– </text:span><text:span text:style-name="T136">NICHT, warum es nicht implementiert wurde</text:span>]</text:p>
      <text:h text:style-name="Heading_20_3" text:outline-level="3">Value Objects (1,<text:span text:style-name="T83">5</text:span>P)</text:h>
      <text:p text:style-name="P24">[UML, Beschreibung und Begründung des Einsatzes eines <text:span text:style-name="T57">Value Objects</text:span>; falls kein <text:span text:style-name="T57">Value Object</text:span> vorhanden: ausführliche Begründung, warum es keines geben kann/<text:span text:style-name="T57">hier nicht sinnvoll ist– </text:span><text:span text:style-name="T136">NICHT, warum es nicht implementiert wurde</text:span>]</text:p>
      <text:p text:style-name="P37"/>
      <text:h text:style-name="Heading_20_1" text:outline-level="1">Kapitel 7: <text:span text:style-name="T57">Refactoring (</text:span><text:span text:style-name="T84">8</text:span><text:span text:style-name="T57">P)</text:span></text:h>
      <text:h text:style-name="Heading_20_3" text:outline-level="3">Code Smells (2P)</text:h>
      <text:p text:style-name="P31"><text:span text:style-name="T34">[jeweils </text:span><text:span text:style-name="T35">1 Code-Beispiel zu </text:span><text:span text:style-name="T43">3</text:span><text:span text:style-name="T35"> </text:span><text:span text:style-name="T42">unterschiedlichen </text:span><text:span text:style-name="T35">Code Smells aus der Vorlesung; jeweils Code-</text:span><text:span text:style-name="T40">Beispiel</text:span><text:span text:style-name="T35"> und einen möglichen Lösungsweg </text:span><text:span text:style-name="T36">bzw. den genommen Lösungsweg beschreiben</text:span><text:span text:style-name="T35"> (inkl.</text:span><text:span text:style-name="T58"> </text:span><text:span text:style-name="T35">(Pseudo-)Code)]</text:span></text:p>
      <text:h text:style-name="Heading_20_4" text:outline-level="4">[CODE SMELL 1]</text:h>
      <text:h text:style-name="Heading_20_4" text:outline-level="4"><text:span text:style-name="T44">[CODE SMELL </text:span><text:span text:style-name="T34">2</text:span><text:span text:style-name="T44">]</text:span></text:h>
      <text:h text:style-name="P63" text:outline-level="4"><text:span text:style-name="T109">[CODE SMELL </text:span><text:span text:style-name="T145">3</text:span><text:span text:style-name="T109">]</text:span></text:h>
      <text:p text:style-name="P40"/>
      <text:h text:style-name="P54" text:outline-level="3"><text:span text:style-name="T147">3</text:span><text:span text:style-name="T62"> </text:span><text:span text:style-name="T58">R</text:span>efactorings <text:span text:style-name="T62">(</text:span><text:span text:style-name="T84">6</text:span><text:span text:style-name="T62">P)</text:span></text:h>
      <text:p text:style-name="P25">[<text:span text:style-name="T146">3</text:span> unterschiedliche Refactorings aus der Vorlesung anwenden, begründen, sowie UML vorher/nachher liefern; <text:span text:style-name="T85">jeweils auf die Commits verweisen</text:span>]</text:p>
      <text:p text:style-name="P43"/>
      <text:h text:style-name="Heading_20_1" text:outline-level="1"><text:soft-page-break/>Kapitel 8: Entwurfsmuster (<text:span text:style-name="T86">8</text:span>P)</text:h>
      <text:p text:style-name="P32"><text:span text:style-name="T34">[2 unterschiedliche Entwurfsmuster aus der Vorlesung (oder </text:span><text:span text:style-name="T45">nach Absprache</text:span><text:span text:style-name="T34"> auch andere) </text:span><text:span text:style-name="T38">jeweils </text:span><text:span text:style-name="T41">sinnvoll </text:span><text:span text:style-name="T34">einsetzen, begründen </text:span><text:span text:style-name="T39">und UML-</text:span><text:span text:style-name="T38">Diagramm</text:span><text:span text:style-name="T37">]</text:span></text:p>
      <text:h text:style-name="Heading_20_3" text:outline-level="3">Entwurfsmuster: <text:span text:style-name="T63">[Name]</text:span> (<text:span text:style-name="T87">4</text:span>P)</text:h>
      <text:h text:style-name="Heading_20_3" text:outline-level="3">Entwurfsmuster: <text:span text:style-name="T63">[Name] </text:span>(<text:span text:style-name="T87">4</text:span>P)</text:h>
      <text:p text:style-name="P45"><text:s/>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0:33:49.249286697</meta:creation-date>
    <dc:date>2023-01-11T11:22:32.577183202</dc:date>
    <meta:editing-duration>PT19H59M23S</meta:editing-duration>
    <meta:editing-cycles>256</meta:editing-cycles>
    <meta:generator>LibreOffice/7.4.3.2$Linux_X86_64 LibreOffice_project/40$Build-2</meta:generator>
    <meta:document-statistic meta:table-count="2" meta:image-count="0" meta:object-count="0" meta:page-count="9" meta:paragraph-count="134" meta:word-count="1313" meta:character-count="9473" meta:non-whitespace-character-count="8299"/>
  </office:meta>
</office:document-meta>
</file>